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6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1pt" fo:font-style="normal" fo:text-shadow="none" style:text-underline-style="none" fo:font-weight="normal" style:letter-kerning="true" style:font-name-asian="Wingdings" style:font-size-asian="11pt" style:font-style-asian="normal" style:font-weight-asian="normal" style:font-name-complex="Wingdings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775cm" svg:y1="14.036cm" svg:x2="8.775cm" svg:y2="14.716cm">
            <text:p/>
          </draw:line>
          <draw:line draw:style-name="gr1" draw:text-style-name="P1" draw:layer="layout" svg:x1="8.776cm" svg:y1="14.043cm" svg:x2="12.824cm" svg:y2="14.043cm">
            <text:p/>
          </draw:line>
          <draw:line draw:style-name="gr1" draw:text-style-name="P1" draw:layer="layout" svg:x1="9.452cm" svg:y1="14.031cm" svg:x2="9.455cm" svg:y2="16.048cm">
            <text:p/>
          </draw:line>
          <draw:line draw:style-name="gr1" draw:text-style-name="P1" draw:layer="layout" svg:x1="9.459cm" svg:y1="15.389cm" svg:x2="10.786cm" svg:y2="15.387cm">
            <text:p/>
          </draw:line>
          <draw:line draw:style-name="gr1" draw:text-style-name="P1" draw:layer="layout" svg:x1="9.445cm" svg:y1="16.047cm" svg:x2="10.792cm" svg:y2="16.047cm">
            <text:p/>
          </draw:line>
          <draw:line draw:style-name="gr1" draw:text-style-name="P1" draw:layer="layout" svg:x1="10.789cm" svg:y1="14.05cm" svg:x2="10.789cm" svg:y2="16.059cm">
            <text:p/>
          </draw:line>
          <draw:line draw:style-name="gr1" draw:text-style-name="P1" draw:layer="layout" svg:x1="11.471cm" svg:y1="14.043cm" svg:x2="11.471cm" svg:y2="14.706cm">
            <text:p/>
          </draw:line>
          <draw:line draw:style-name="gr1" draw:text-style-name="P1" draw:layer="layout" svg:x1="12.817cm" svg:y1="14.038cm" svg:x2="12.817cm" svg:y2="14.701cm">
            <text:p/>
          </draw:line>
          <draw:frame draw:style-name="gr2" draw:text-style-name="P3" draw:layer="layout" svg:width="0.318cm" svg:height="0.486cm" svg:x="9.957cm" svg:y="14.181cm">
            <draw:text-box>
              <text:p text:style-name="P2"><text:span text:style-name="T1"></text:span></text:p>
            </draw:text-box>
          </draw:frame>
          <draw:line draw:style-name="gr1" draw:text-style-name="P1" draw:layer="layout" svg:x1="8.776cm" svg:y1="14.708cm" svg:x2="12.824cm" svg:y2="14.7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39:20.973059477</meta:creation-date>
    <dc:date>2018-05-18T12:39:36.397672184</dc:date>
    <meta:editing-duration>PT15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